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466cm"/>
    </style:style>
    <style:style style:name="co4" style:family="table-column">
      <style:table-column-properties fo:break-before="auto" style:column-width="3.046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0">
      <style:text-properties style:font-name="Liberation Sans" fo:font-size="10pt" fo:language="pt" fo:country="BR" style:font-name-asian="Droid Sans Fallback" style:font-size-asian="10pt" style:language-asian="zh" style:country-asian="CN" style:font-name-complex="Droid Sans Devanagari" style:font-size-complex="10pt" style:language-complex="hi" style:country-complex="IN"/>
    </style:style>
    <style:style style:name="ce3" style:family="table-cell" style:parent-style-name="Default">
      <style:text-properties style:font-name="Liberation Sans" style:font-name-asian="Droid Sans Fallback" style:font-name-complex="Droid Sans Devanagari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gradient_max</text:p>
          </table:table-cell>
          <table:table-cell office:value-type="string" calcext:value-type="string">
            <text:p>gradient_min</text:p>
          </table:table-cell>
          <table:table-cell office:value-type="string" calcext:value-type="string">
            <text:p>gradient_media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788" calcext:value-type="float">
            <text:p>15788</text:p>
          </table:table-cell>
          <table:table-cell office:value-type="float" office:value="30.25185204" calcext:value-type="float">
            <text:p>30,25185204</text:p>
          </table:table-cell>
          <table:table-cell table:style-name="ce1" office:value-type="float" office:value="3.86464375E-026" calcext:value-type="float">
            <text:p>3,86E-026</text:p>
          </table:table-cell>
          <table:table-cell office:value-type="float" office:value="3.086357355" calcext:value-type="float">
            <text:p>3,086357355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788" calcext:value-type="float">
            <text:p>15788</text:p>
          </table:table-cell>
          <table:table-cell office:value-type="float" office:value="30.28348732" calcext:value-type="float">
            <text:p>30,28348732</text:p>
          </table:table-cell>
          <table:table-cell table:style-name="ce1" office:value-type="float" office:value="4.638226946E-026" calcext:value-type="float">
            <text:p>4,64E-026</text:p>
          </table:table-cell>
          <table:table-cell office:value-type="float" office:value="3.091367483" calcext:value-type="float">
            <text:p>3,091367483</text:p>
          </table:table-cell>
          <table:table-cell table:style-name="ce2" table:formula="of:=([.E3]-[.E2])/[.E2]" office:value-type="float" office:value="0.00162331429051251" calcext:value-type="float">
            <text:p>0,001623314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5828" calcext:value-type="float">
            <text:p>15828</text:p>
          </table:table-cell>
          <table:table-cell office:value-type="float" office:value="24.10799789" calcext:value-type="float">
            <text:p>24,10799789</text:p>
          </table:table-cell>
          <table:table-cell table:style-name="ce1" office:value-type="float" office:value="4.712475415E-020" calcext:value-type="float">
            <text:p>4,71E-020</text:p>
          </table:table-cell>
          <table:table-cell office:value-type="float" office:value="2.372605085" calcext:value-type="float">
            <text:p>2,372605085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5828" calcext:value-type="float">
            <text:p>15828</text:p>
          </table:table-cell>
          <table:table-cell office:value-type="float" office:value="26.42646408" calcext:value-type="float">
            <text:p>26,42646408</text:p>
          </table:table-cell>
          <table:table-cell table:style-name="ce1" office:value-type="float" office:value="3.493539479E-020" calcext:value-type="float">
            <text:p>3,49E-020</text:p>
          </table:table-cell>
          <table:table-cell office:value-type="float" office:value="2.371266842" calcext:value-type="float">
            <text:p>2,371266842</text:p>
          </table:table-cell>
          <table:table-cell table:formula="of:=([.E5]-[.E4])/[.E4]" office:value-type="float" office:value="-0.000564039505967839" calcext:value-type="float">
            <text:p>-0,000564039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5934" calcext:value-type="float">
            <text:p>15934</text:p>
          </table:table-cell>
          <table:table-cell office:value-type="float" office:value="27.47146606" calcext:value-type="float">
            <text:p>27,47146606</text:p>
          </table:table-cell>
          <table:table-cell table:style-name="ce1" office:value-type="float" office:value="6.129317018E-017" calcext:value-type="float">
            <text:p>6,13E-017</text:p>
          </table:table-cell>
          <table:table-cell office:value-type="float" office:value="1.996222258" calcext:value-type="float">
            <text:p>1,996222258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5934" calcext:value-type="float">
            <text:p>15934</text:p>
          </table:table-cell>
          <table:table-cell office:value-type="float" office:value="27.1860199" calcext:value-type="float">
            <text:p>27,1860199</text:p>
          </table:table-cell>
          <table:table-cell table:style-name="ce1" office:value-type="float" office:value="1.539770344E-018" calcext:value-type="float">
            <text:p>1,54E-018</text:p>
          </table:table-cell>
          <table:table-cell office:value-type="float" office:value="1.993726373" calcext:value-type="float">
            <text:p>1,993726373</text:p>
          </table:table-cell>
          <table:table-cell table:style-name="ce3" table:formula="of:=([.E7]-[.E6])/[.E6]" office:value-type="float" office:value="-0.00125030416327512" calcext:value-type="float">
            <text:p>-0,001250304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6012" calcext:value-type="float">
            <text:p>16012</text:p>
          </table:table-cell>
          <table:table-cell office:value-type="float" office:value="44.17176056" calcext:value-type="float">
            <text:p>44,17176056</text:p>
          </table:table-cell>
          <table:table-cell table:style-name="ce1" office:value-type="float" office:value="5.53017488E-016" calcext:value-type="float">
            <text:p>5,53E-016</text:p>
          </table:table-cell>
          <table:table-cell office:value-type="float" office:value="1.741834283" calcext:value-type="float">
            <text:p>1,741834283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6012" calcext:value-type="float">
            <text:p>16012</text:p>
          </table:table-cell>
          <table:table-cell office:value-type="float" office:value="48.17365265" calcext:value-type="float">
            <text:p>48,17365265</text:p>
          </table:table-cell>
          <table:table-cell table:style-name="ce1" office:value-type="float" office:value="4.534774689E-015" calcext:value-type="float">
            <text:p>4,53E-015</text:p>
          </table:table-cell>
          <table:table-cell office:value-type="float" office:value="1.74121201" calcext:value-type="float">
            <text:p>1,74121201</text:p>
          </table:table-cell>
          <table:table-cell table:style-name="ce3" table:formula="of:=([.E9]-[.E8])/[.E8]" office:value-type="float" office:value="-0.000357251551467071" calcext:value-type="float">
            <text:p>-0,000357251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6043" calcext:value-type="float">
            <text:p>16043</text:p>
          </table:table-cell>
          <table:table-cell office:value-type="float" office:value="48.28429413" calcext:value-type="float">
            <text:p>48,28429413</text:p>
          </table:table-cell>
          <table:table-cell table:style-name="ce1" office:value-type="float" office:value="0.0000000000001792074383" calcext:value-type="float">
            <text:p>1,79E-013</text:p>
          </table:table-cell>
          <table:table-cell office:value-type="float" office:value="1.560644031" calcext:value-type="float">
            <text:p>1,560644031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6043" calcext:value-type="float">
            <text:p>16043</text:p>
          </table:table-cell>
          <table:table-cell office:value-type="float" office:value="54.17597198" calcext:value-type="float">
            <text:p>54,17597198</text:p>
          </table:table-cell>
          <table:table-cell table:style-name="ce1" office:value-type="float" office:value="0.00000000000006649996038" calcext:value-type="float">
            <text:p>6,65E-014</text:p>
          </table:table-cell>
          <table:table-cell office:value-type="float" office:value="1.559445262" calcext:value-type="float">
            <text:p>1,559445262</text:p>
          </table:table-cell>
          <table:table-cell table:style-name="ce3" table:formula="of:=([.E11]-[.E10])/[.E10]" office:value-type="float" office:value="-0.000768124553830388" calcext:value-type="float">
            <text:p>-0,000768124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6245" calcext:value-type="float">
            <text:p>16245</text:p>
          </table:table-cell>
          <table:table-cell office:value-type="float" office:value="54.09076309" calcext:value-type="float">
            <text:p>54,09076309</text:p>
          </table:table-cell>
          <table:table-cell table:style-name="ce1" office:value-type="float" office:value="0.000000000009246719709" calcext:value-type="float">
            <text:p>9,25E-012</text:p>
          </table:table-cell>
          <table:table-cell office:value-type="float" office:value="1.413748145" calcext:value-type="float">
            <text:p>1,413748145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6245" calcext:value-type="float">
            <text:p>16245</text:p>
          </table:table-cell>
          <table:table-cell office:value-type="float" office:value="55.76540375" calcext:value-type="float">
            <text:p>55,76540375</text:p>
          </table:table-cell>
          <table:table-cell table:style-name="ce1" office:value-type="float" office:value="0.000000000001419921689" calcext:value-type="float">
            <text:p>1,42E-012</text:p>
          </table:table-cell>
          <table:table-cell office:value-type="float" office:value="1.412069678" calcext:value-type="float">
            <text:p>1,412069678</text:p>
          </table:table-cell>
          <table:table-cell table:formula="of:=([.E13]-[.E12])/[.E12]" office:value-type="float" office:value="-0.00118724612013554" calcext:value-type="float">
            <text:p>-0,001187246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6452" calcext:value-type="float">
            <text:p>16452</text:p>
          </table:table-cell>
          <table:table-cell office:value-type="float" office:value="91.45028687" calcext:value-type="float">
            <text:p>91,45028687</text:p>
          </table:table-cell>
          <table:table-cell table:style-name="ce1" office:value-type="float" office:value="0.00000000006606504926" calcext:value-type="float">
            <text:p>6,61E-011</text:p>
          </table:table-cell>
          <table:table-cell office:value-type="float" office:value="1.305939555" calcext:value-type="float">
            <text:p>1,305939555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6452" calcext:value-type="float">
            <text:p>16452</text:p>
          </table:table-cell>
          <table:table-cell office:value-type="float" office:value="95.91291046" calcext:value-type="float">
            <text:p>95,91291046</text:p>
          </table:table-cell>
          <table:table-cell table:style-name="ce1" office:value-type="float" office:value="0.000000000006144087409" calcext:value-type="float">
            <text:p>6,14E-012</text:p>
          </table:table-cell>
          <table:table-cell office:value-type="float" office:value="1.306049585" calcext:value-type="float">
            <text:p>1,306049585</text:p>
          </table:table-cell>
          <table:table-cell table:formula="of:=([.E15]-[.E14])/[.E14]" office:value-type="float" office:value="0.0000842535166184412" calcext:value-type="float">
            <text:p>8,42535166184412E-00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6471" calcext:value-type="float">
            <text:p>16471</text:p>
          </table:table-cell>
          <table:table-cell office:value-type="float" office:value="95.9158783" calcext:value-type="float">
            <text:p>95,9158783</text:p>
          </table:table-cell>
          <table:table-cell table:style-name="ce1" office:value-type="float" office:value="0.0000000001451210124" calcext:value-type="float">
            <text:p>1,45E-010</text:p>
          </table:table-cell>
          <table:table-cell office:value-type="float" office:value="1.213191986" calcext:value-type="float">
            <text:p>1,213191986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6471" calcext:value-type="float">
            <text:p>16471</text:p>
          </table:table-cell>
          <table:table-cell office:value-type="float" office:value="109.7903671" calcext:value-type="float">
            <text:p>109,7903671</text:p>
          </table:table-cell>
          <table:table-cell table:style-name="ce1" office:value-type="float" office:value="0.00000000004911357779" calcext:value-type="float">
            <text:p>4,91E-011</text:p>
          </table:table-cell>
          <table:table-cell office:value-type="float" office:value="1.213347197" calcext:value-type="float">
            <text:p>1,213347197</text:p>
          </table:table-cell>
          <table:table-cell table:formula="of:=([.E17]-[.E16])/[.E16]" office:value-type="float" office:value="0.000127936057764269" calcext:value-type="float">
            <text:p>0,000127936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6661" calcext:value-type="float">
            <text:p>16661</text:p>
          </table:table-cell>
          <table:table-cell office:value-type="float" office:value="109.5815201" calcext:value-type="float">
            <text:p>109,5815201</text:p>
          </table:table-cell>
          <table:table-cell table:style-name="ce1" office:value-type="float" office:value="0.000000002277276367" calcext:value-type="float">
            <text:p>2,28E-009</text:p>
          </table:table-cell>
          <table:table-cell office:value-type="float" office:value="1.127785802" calcext:value-type="float">
            <text:p>1,127785802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6661" calcext:value-type="float">
            <text:p>16661</text:p>
          </table:table-cell>
          <table:table-cell office:value-type="float" office:value="111.3561783" calcext:value-type="float">
            <text:p>111,3561783</text:p>
          </table:table-cell>
          <table:table-cell table:style-name="ce1" office:value-type="float" office:value="0.000000007088251763" calcext:value-type="float">
            <text:p>7,09E-009</text:p>
          </table:table-cell>
          <table:table-cell office:value-type="float" office:value="1.128139496" calcext:value-type="float">
            <text:p>1,128139496</text:p>
          </table:table-cell>
          <table:table-cell table:style-name="ce3" table:formula="of:=([.E19]-[.E18])/[.E18]" office:value-type="float" office:value="0.000313618064150767" calcext:value-type="float">
            <text:p>0,000313618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6851" calcext:value-type="float">
            <text:p>16851</text:p>
          </table:table-cell>
          <table:table-cell office:value-type="float" office:value="111.3275681" calcext:value-type="float">
            <text:p>111,3275681</text:p>
          </table:table-cell>
          <table:table-cell table:style-name="ce1" office:value-type="float" office:value="0.000000005005703851" calcext:value-type="float">
            <text:p>5,01E-009</text:p>
          </table:table-cell>
          <table:table-cell office:value-type="float" office:value="1.057215691" calcext:value-type="float">
            <text:p>1,057215691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6851" calcext:value-type="float">
            <text:p>16851</text:p>
          </table:table-cell>
          <table:table-cell office:value-type="float" office:value="111.0986938" calcext:value-type="float">
            <text:p>111,0986938</text:p>
          </table:table-cell>
          <table:table-cell table:style-name="ce1" office:value-type="float" office:value="0.00000001045655385" calcext:value-type="float">
            <text:p>1,05E-008</text:p>
          </table:table-cell>
          <table:table-cell office:value-type="float" office:value="1.057774663" calcext:value-type="float">
            <text:p>1,057774663</text:p>
          </table:table-cell>
          <table:table-cell table:style-name="ce3" table:formula="of:=([.E21]-[.E20])/[.E20]" office:value-type="float" office:value="0.000528720870072767" calcext:value-type="float">
            <text:p>0,0005287209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7060" calcext:value-type="float">
            <text:p>17060</text:p>
          </table:table-cell>
          <table:table-cell office:value-type="float" office:value="180.4221954" calcext:value-type="float">
            <text:p>180,4221954</text:p>
          </table:table-cell>
          <table:table-cell table:style-name="ce1" office:value-type="float" office:value="0.000000004059710346" calcext:value-type="float">
            <text:p>4,06E-009</text:p>
          </table:table-cell>
          <table:table-cell office:value-type="float" office:value="0.994367063" calcext:value-type="float">
            <text:p>0,994367063</text:p>
          </table:table-cell>
          <table:table-cell/>
        </table:table-row>
        <table:table-row table:style-name="ro2">
          <table:table-cell table:number-columns-repeated="5"/>
          <table:table-cell table:formula="of:=AVERAGE([.F3];[.F5];[.F7];[.F9];[.F11];[.F13];[.F15];[.F17];[.F19];[.F21])" office:value-type="float" office:value="-0.000144912309555721" calcext:value-type="float">
            <text:p>-0,0001449123</text:p>
          </table:table-cell>
        </table:table-row>
        <table:table-row table:style-name="ro2" table:number-rows-repeated="1048552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31">00/00/0000</text:date>, <text:time style:data-style-name="N2" text:time-value="0000-00-00T21:12:28.35549646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1-31T21:18:17.211578775</dc:date>
    <meta:generator>LibreOffice/4.1.4.2$Linux_X86_64 LibreOffice_project/410m0$Build-2</meta:generator>
    <meta:editing-duration>P0D</meta:editing-duration>
    <meta:editing-cycles>2</meta:editing-cycles>
    <meta:document-statistic meta:table-count="1" meta:cell-count="121" meta:object-count="0"/>
  </office:meta>
</office:document-meta>
</file>